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imesNewRomanPSMT" svg:font-family="TimesNewRomanPSMT" style:font-family-generic="system" style:font-pitch="variable"/>
  </office:font-face-decls>
  <office:automatic-styles>
    <style:style style:name="P1" style:family="paragraph" style:parent-style-name="Standard">
      <style:text-properties style:font-name="Arial" fo:font-size="11pt" style:font-size-asian="9.60000038146973pt" style:font-size-complex="11pt"/>
    </style:style>
    <style:style style:name="P2" style:family="paragraph" style:parent-style-name="Standard">
      <style:text-properties style:font-name="Arial" fo:font-size="11pt" fo:font-weight="bold" style:font-size-asian="9.60000038146973pt" style:font-weight-asian="bold" style:font-size-complex="11pt" style:font-weight-complex="bold"/>
    </style:style>
    <style:style style:name="P3" style:family="paragraph" style:parent-style-name="Standard">
      <style:text-properties style:font-name="Arial" fo:font-size="11pt" fo:font-weight="normal" style:font-size-asian="9.60000038146973pt" style:font-weight-asian="normal" style:font-size-complex="11pt" style:font-weight-complex="normal"/>
    </style:style>
    <style:style style:name="P4" style:family="paragraph" style:parent-style-name="Standard">
      <style:text-properties style:font-name="Arial" fo:font-size="11pt" style:text-underline-style="solid" style:text-underline-width="auto" style:text-underline-color="font-color" fo:font-weight="normal" style:font-size-asian="9.60000038146973pt" style:font-weight-asian="normal" style:font-size-complex="11pt" style:font-weight-complex="normal"/>
    </style:style>
    <style:style style:name="P5" style:family="paragraph" style:parent-style-name="Standard" style:list-style-name="L1"/>
    <style:style style:name="T1" style:family="text">
      <style:text-properties fo:color="#000000" style:font-name="Arial1" fo:font-style="normal" style:text-underline-style="none" fo:font-weight="normal" style:font-name-asian="TimesNewRomanPSMT" style:font-size-asian="11pt" style:font-style-asian="normal" style:font-weight-asian="normal" style:font-name-complex="TimesNewRomanPSMT" style:font-style-complex="normal" style:font-weight-complex="normal"/>
    </style:style>
    <style:style style:name="T2" style:family="text">
      <style:text-properties style:font-size-asian="11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7. Research Proposal Description</text:p>
      <text:p text:style-name="P4">Summary:</text:p>
      <text:p text:style-name="P3"><text:tab/>The long term goals of this project are to elucidate the mechanisms of auditory processing, in particular, to understand how the brain groups the components of sounds emanating from different sources into distinct perceptual representations-- stream segregation. Deficits in auditory grouping are quite common, even when basic hearing sensitivity is intact or assisted. Indeed, one common complaint for hearing aid users is an inability to distinguish sounds in noisy environments. This problem is unique to hearing-- most visually impaired people don't experience difficulty with object recognition once basic acuity is restored, unless they have experienced a specific problem in development.</text:p>
      <text:p text:style-name="P3"><text:tab/>Unlike visual stimuli, which typically have a static representation, auditory stimuli typically must be coded in the time dimension-- they are <text:span text:style-name="T3">dynamic</text:span><text:span text:style-name="T4">.</text:span> The formation of auditory streams, similarly, is carried out over time. When listening to an auditory mixture with multiple components, for instance, one of Bach's fugues, it will typically take someone some time to be able to distinguish the different “voices” or streams composing it. With reduced stimuli developed for laboratory investigation of human perception, as in the well-known van Noorden ABA_ stimulus, researchers been able to identify some of the features that lead to segregation. When the difference in frequency between A and B tones is small, and when the presentation rate is slow, subjects typically hear the pattern as an integrated stream composed of repeating triplets in a galloping rhythm. However, when the tones are sped up or the frequencies are far apart, subjects will hear the tones split into two segregated streams-- one containing the A tones at a fast rhythm, and another containing B tones at a slower rhythm. Importantly, for intermediate stimulus characteristics, the appropriate perceptual grouping is ambiguous. Segregation is not immediate, but rather seems to take time to “build up.” And, when an ambiguous stimulus sequence is presented for a long time, subjects will experience alternations back and forth between integrated and segregated percepts. </text:p>
      <text:p text:style-name="P3"><text:tab/>The presence of perceptual bistability in extreme cases of ambiguity suggests that stream segregation is not a one-way process of accumulation of evidence toward segregation, but rather that alternative interpretations of the scene are maintained by the auditory system in neural networks that can undergo bistability. The apparent gradual, smooth buildup over time of stream segregation may actually be an artifact of averaging over trials of events that occur suddenly, but randomly. In fact, by studying the stochastic properties of alternations between auditory groupings, it is possible to obtain a very accurate prediction of the timecourse of segregation. By employing modeling techniques that are explicitly dynamic, we aim to elucidate the unique auditory processes that enable normal listeners to track multiple objects in their auditory scene as they change over time. This project engages a three-pronged approach-- stochastic modeling, in conjunction with mechanistic/neuronal modeling, in conjunction with psychophysics using dynamically changing stimuli. Our approach is conceptually novel, challenging previous accounts of the buildup of stream segregation. Furthermore, this platform will enable the consideration of how dynamic changes in the auditory environment, eg context and the influence of previous exposure, get encoded and maintained by the auditory system.</text:p>
      <text:p text:style-name="P3"/>
      <text:p text:style-name="P3"><text:span text:style-name="T5">Relevance:</text:span></text:p>
      <text:p text:style-name="P1"><text:tab/>Despite advances in interventions to improve hearing sensitivity-- eg hearing aids and cochlear implants-- deficits in stream segregation, eg listening in the presence of background noise, are extremely persisten<text:span text:style-name="T2">t, and in general these processes are not well understood. Problems with auditory grouping in general are present in non-hearing related communication disorders, such as dyslexia, and even in schizophrenia. </text:span><text:span text:style-name="T1">This project will develop inexpensive, computationally driven techniques for describing and explaining listeners' dynamic abilities to segregate sounds in auditory scenes that change over time, and the neurobiological mechanisms that enable these abiliti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imesNewRomanPSMT" svg:font-family="TimesNewRomanPSMT"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ra Steele</meta:initial-creator>
    <meta:creation-date>2012-12-12T11:42:41</meta:creation-date>
    <dc:date>2012-12-12T14:05:48</dc:date>
    <dc:creator>Sara Steele</dc:creator>
    <meta:editing-duration>PT2H23M7S</meta:editing-duration>
    <meta:editing-cycles>64</meta:editing-cycles>
    <meta:generator>LibreOffice/3.3$Unix LibreOffice_project/330m19$Build-6</meta:generator>
    <meta:document-statistic meta:table-count="0" meta:image-count="0" meta:object-count="0" meta:page-count="1" meta:paragraph-count="7" meta:word-count="619" meta:character-count="4257"/>
  </office:meta>
</office:document-meta>
</file>